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1">
      <style:paragraph-properties fo:padding="0.0193in" fo:border="0.06pt solid #d9d9e3"/>
    </style:style>
    <style:style style:name="P3" style:family="paragraph" style:parent-style-name="Text_20_body" style:list-style-name="L2">
      <style:paragraph-properties fo:padding="0.0193in" fo: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ckchain is a distributed digital ledger technology that enables secure and transparent record keeping of transactions. The technology first gained widespread attention with the creation of Bitcoin, the first decentralized cryptocurrency, which uses blockchain to keep track of transactions. Since then, the technology has been adopted by various industries for various purposes, such as supply chain management, identity verification, and voting systems.</text:p>
      <text:p text:style-name="P1">How does blockchain work? A blockchain is essentially a decentralized ledger that records all transactions in a secure and transparent way. It does this by creating a series of blocks that are linked together in a chain-like structure. Each block contains a set of transactions and a unique digital signature, which verifies the authenticity of the block.</text:p>
      <text:p text:style-name="P1">Once a block is created, it is added to the existing chain of blocks, forming a continuous and unbroken chain of records. This chain of records is maintained by a network of computers, each of which stores a copy of the entire blockchain. This makes it virtually impossible for anyone to manipulate the records without the consensus of the network.</text:p>
      <text:p text:style-name="P1">In addition, each block in the chain is encrypted and validated using complex mathematical algorithms, making it difficult for anyone to tamper with the records or create fraudulent transactions. The network also ensures that all transactions are verified and validated by multiple parties, ensuring that the records are accurate and trustworthy.</text:p>
      <text:p text:style-name="P1">Benefits of blockchain:</text:p>
      <text:list text:style-name="L1">
        <text:list-item>
          <text:p text:style-name="P2">Security: Blockchain is inherently secure due to its decentralized nature and use of encryption. Transactions cannot be altered or deleted once they are added to the blockchain, ensuring the integrity of the records.</text:p>
        </text:list-item>
        <text:list-item>
          <text:p text:style-name="P2">Transparency: Blockchain provides complete transparency, as all transactions are visible to everyone on the network. This ensures that there is no room for fraudulent activities, and any discrepancies can be easily identified and resolved.</text:p>
        </text:list-item>
        <text:list-item>
          <text:p text:style-name="P2">Efficiency: Blockchain eliminates the need for intermediaries such as banks, brokers, and other middlemen, reducing transaction costs and increasing efficiency.</text:p>
        </text:list-item>
        <text:list-item>
          <text:p text:style-name="P2">Traceability: Blockchain allows for easy tracking of goods and services, making it ideal for supply chain management and other industries where traceability is important.</text:p>
        </text:list-item>
        <text:list-item>
          <text:p text:style-name="P2">Decentralization: Blockchain is decentralized, meaning that there is no central authority controlling the network. This makes it resistant to censorship and provides greater control and autonomy to users.</text:p>
        </text:list-item>
      </text:list>
      <text:p text:style-name="P1">Limitations of blockchain:</text:p>
      <text:list text:style-name="L2">
        <text:list-item>
          <text:p text:style-name="P3">Scalability: Blockchain technology currently has limitations in terms of scalability, as the network becomes slower as more users join and more transactions are added.</text:p>
        </text:list-item>
        <text:list-item>
          <text:p text:style-name="P3">Energy consumption: Blockchain technology is energy-intensive, as it requires a significant amount of computing power to maintain the network.</text:p>
        </text:list-item>
        <text:list-item>
          <text:p text:style-name="P3"><text:soft-page-break/>Lack of regulation: As blockchain is a relatively new technology, there is a lack of regulation and legal framework around its use, which can make it difficult for businesses and individuals to use it.</text:p>
        </text:list-item>
        <text:list-item>
          <text:p text:style-name="P3">Potential for illegal activities: The anonymous nature of blockchain transactions has the potential to facilitate illegal activities such as money laundering, terrorist financing, and other criminal activities.</text:p>
        </text:list-item>
      </text:list>
      <text:p text:style-name="P1">In conclusion, blockchain technology is a powerful tool that has the potential to revolutionize the way we conduct transactions and manage data. However, it is important to consider both its benefits and limitations before adopting it for use in any industr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3:59:23.146084581</meta:creation-date>
    <meta:generator>LibreOffice/7.4.6.2$Linux_X86_64 LibreOffice_project/40$Build-2</meta:generator>
    <dc:date>2023-03-23T00:00:45.990067249</dc:date>
    <meta:editing-duration>PT1M23S</meta:editing-duration>
    <meta:editing-cycles>1</meta:editing-cycles>
    <meta:document-statistic meta:table-count="0" meta:image-count="0" meta:object-count="0" meta:page-count="2" meta:paragraph-count="16" meta:word-count="529" meta:character-count="3541" meta:non-whitespace-character-count="3037"/>
  </office:meta>
</office:document-meta>
</file>